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f511" officeooo:paragraph-rsid="001cf511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cf511" officeooo:paragraph-rsid="001cf511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cf511" officeooo:paragraph-rsid="001cf51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type="double" style:text-underline-width="auto" style:text-underline-color="font-color" fo:font-weight="normal" officeooo:rsid="001cf511" officeooo:paragraph-rsid="001cf511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1cf511" officeooo:paragraph-rsid="001cf511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1ec48f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 No. 20BCE1685</text:p>
      <text:p text:style-name="P1">Name: Priyanshu Vyas</text:p>
      <text:p text:style-name="P1">Course: CSE4001 - Parallel and Distributing Computing</text:p>
      <text:p text:style-name="P1"/>
      <text:p text:style-name="P1"/>
      <text:p text:style-name="P2">Research Article 1:<text:tab/><text:span text:style-name="T7">Evaluating the Impact of Proposed OpenMP 5.0</text:span><text:span text:style-name="T8"> </text:span><text:span text:style-name="T7">Features on Performance, Portability and Productivity</text:span></text:p>
      <text:p text:style-name="P3"/>
      <text:p text:style-name="P4"/>
      <text:p text:style-name="P3"/>
      <text:p text:style-name="P2">Research Article 2:<text:tab/><text:span text:style-name="T7">Parallelized RSA Algorithm: An Analysis with Performance Evaluation using OpenMP Library in High Performance Computing Environment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2">Research Article 3:<text:tab/><text:span text:style-name="T7">Efficient OpenMP parallelization to a complex MPI parallel magnetohydrodynamics code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4:23:57.688185991</meta:creation-date>
    <dc:date>2022-09-13T15:00:39.544746997</dc:date>
    <meta:editing-duration>PT15M11S</meta:editing-duration>
    <meta:editing-cycles>1</meta:editing-cycles>
    <meta:document-statistic meta:table-count="0" meta:image-count="0" meta:object-count="0" meta:page-count="1" meta:paragraph-count="6" meta:word-count="61" meta:character-count="462" meta:non-whitespace-character-count="407"/>
    <meta:generator>LibreOffice/6.4.7.2$Linux_X86_64 LibreOffice_project/40$Build-2</meta:generator>
  </office:meta>
</office:document-meta>
</file>